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svg:stroke-width="0cm" svg:stroke-color="#805f40" draw:marker-start-width="1.468cm" draw:marker-end-width="1.468cm" draw:stroke-linejoin="miter" svg:stroke-linecap="butt" draw:fill="solid" draw:fill-color="#805f40" draw:opacity="100%" draw:textarea-horizontal-align="center" draw:textarea-vertical-align="middle" draw:auto-grow-height="false" fo:min-height="0.873cm" fo:min-width="13.703cm" fo:padding-top="0.546cm" fo:padding-bottom="0.546cm" fo:padding-left="0.671cm" fo:padding-right="0.671cm" loext:decorative="false"/>
    </style:style>
    <style:style style:name="gr3" style:family="graphic" style:parent-style-name="standard">
      <style:graphic-properties draw:stroke="none" svg:stroke-width="0cm" svg:stroke-color="#805f40" draw:marker-start-width="1.468cm" draw:marker-end-width="1.468cm" draw:stroke-linejoin="miter" svg:stroke-linecap="butt" draw:fill="solid" draw:fill-color="#7b3d00" draw:opacity="100%" draw:textarea-horizontal-align="center" draw:textarea-vertical-align="middle" draw:auto-grow-height="false" fo:min-height="0.873cm" fo:min-width="13.703cm" fo:padding-top="0.546cm" fo:padding-bottom="0.546cm" fo:padding-left="0.671cm" fo:padding-right="0.671cm" loext:decorative="false"/>
    </style:style>
    <style:style style:name="gr4" style:family="graphic" style:parent-style-name="objectwithoutfill">
      <style:graphic-properties svg:stroke-width="0.847cm" svg:stroke-color="#7b3d00" draw:marker-start-width="1.468cm" draw:marker-end-width="1.468cm" draw:stroke-linejoin="miter" svg:stroke-linecap="butt" draw:fill="none" draw:fill-color="#7b3d00" draw:textarea-vertical-align="middle" draw:auto-grow-height="false" fo:min-height="0.873cm" fo:min-width="13.703cm" fo:padding-top="0.546cm" fo:padding-bottom="0.546cm" fo:padding-left="0.671cm" fo:padding-right="0.671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.258cm" fo:min-width="9.66cm" loext:decorative="false"/>
    </style:style>
    <style:style style:name="gr7" style:family="graphic" style:parent-style-name="objectwithoutfill">
      <style:graphic-properties svg:stroke-width="0.847cm" svg:stroke-color="#805f40" draw:marker-start-width="1.47cm" draw:marker-end-width="1.47cm" draw:stroke-linejoin="miter" svg:stroke-linecap="butt" draw:fill="none" draw:fill-color="#7b3d00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gr8" style:family="graphic" style:parent-style-name="objectwithoutfill">
      <style:graphic-properties svg:stroke-width="0.847cm" svg:stroke-color="#7b3d00" draw:marker-start-width="1.47cm" draw:marker-end-width="1.47cm" draw:stroke-linejoin="miter" svg:stroke-linecap="round" draw:fill="none" draw:fill-color="#7b3d00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gr9" style:family="graphic" style:parent-style-name="objectwithoutfill">
      <style:graphic-properties svg:stroke-width="0.847cm" svg:stroke-color="#7b3d00" draw:marker-start-width="1.47cm" draw:marker-end-width="1.47cm" draw:stroke-linejoin="miter" svg:stroke-linecap="butt" draw:fill="none" draw:fill-color="#7b3d00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gr10" style:family="graphic" style:parent-style-name="standard">
      <style:graphic-properties draw:stroke="none" svg:stroke-color="#b2b2b2" draw:fill-color="#b2b2b2" draw:textarea-horizontal-align="justify" draw:textarea-vertical-align="middle" draw:auto-grow-height="false" fo:min-height="0.258cm" fo:min-width="9.66cm" loext:decorative="false"/>
    </style:style>
    <style:style style:name="gr11" style:family="graphic" style:parent-style-name="objectwithoutfill">
      <style:graphic-properties svg:stroke-width="0.847cm" svg:stroke-color="#805f40" draw:marker-start-width="1.469cm" draw:marker-end-width="1.469cm" draw:stroke-linejoin="miter" svg:stroke-linecap="butt" draw:fill="none" draw:fill-color="#7b3d00" draw:textarea-vertical-align="middle" draw:auto-grow-height="false" fo:min-height="0.873cm" fo:min-width="13.703cm" fo:padding-top="0.547cm" fo:padding-bottom="0.547cm" fo:padding-left="0.672cm" fo:padding-right="0.672cm" loext:decorative="false"/>
    </style:style>
    <style:style style:name="gr12" style:family="graphic" style:parent-style-name="objectwithoutfill">
      <style:graphic-properties svg:stroke-width="0.847cm" svg:stroke-color="#7b3d00" draw:marker-start-width="1.469cm" draw:marker-end-width="1.469cm" draw:stroke-linejoin="miter" svg:stroke-linecap="round" draw:fill="none" draw:fill-color="#7b3d00" draw:textarea-vertical-align="middle" draw:auto-grow-height="false" fo:min-height="0.873cm" fo:min-width="13.703cm" fo:padding-top="0.547cm" fo:padding-bottom="0.547cm" fo:padding-left="0.672cm" fo:padding-right="0.672cm" loext:decorative="false"/>
    </style:style>
    <style:style style:name="gr13" style:family="graphic" style:parent-style-name="objectwithoutfill">
      <style:graphic-properties svg:stroke-width="0.847cm" svg:stroke-color="#7b3d00" draw:marker-start-width="1.469cm" draw:marker-end-width="1.469cm" draw:stroke-linejoin="miter" svg:stroke-linecap="butt" draw:fill="none" draw:fill-color="#7b3d00" draw:textarea-vertical-align="middle" draw:auto-grow-height="false" fo:min-height="0.873cm" fo:min-width="13.703cm" fo:padding-top="0.547cm" fo:padding-bottom="0.547cm" fo:padding-left="0.672cm" fo:padding-right="0.672cm" loext:decorative="false"/>
    </style:style>
    <style:style style:name="gr14" style:family="graphic" style:parent-style-name="standard">
      <style:graphic-properties draw:stroke="none" svg:stroke-color="#cccccc" draw:fill-color="#b2b2b2" draw:textarea-horizontal-align="justify" draw:textarea-vertical-align="middle" draw:auto-grow-height="false" fo:min-height="0.258cm" fo:min-width="9.66cm" loext:decorative="false"/>
    </style:style>
    <style:style style:name="gr15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P1" style:family="paragraph">
      <loext:graphic-properties draw:fill="solid" draw:fill-color="#805f40" draw:opacity="100%"/>
      <style:paragraph-properties fo:text-align="center"/>
    </style:style>
    <style:style style:name="P2" style:family="paragraph">
      <loext:graphic-properties draw:fill="solid" draw:fill-color="#7b3d00" draw:opacity="100%"/>
      <style:paragraph-properties fo:text-align="center"/>
    </style:style>
    <style:style style:name="P3" style:family="paragraph">
      <loext:graphic-properties draw:fill="none" draw:fill-color="#7b3d00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gon draw:style-name="gr2" draw:text-style-name="P1" draw:layer="layout" svg:width="7.898cm" svg:height="8.569cm" svg:x="2.415cm" svg:y="6.215cm" svg:viewBox="0 0 7899 8570" draw:points="0,570 313,285 627,0 7899,8000 7585,8285 7272,8570">
            <text:p/>
          </draw:polygon>
          <draw:polygon draw:style-name="gr2" draw:text-style-name="P1" draw:layer="layout" svg:width="9.264cm" svg:height="10.069cm" svg:x="0.336cm" svg:y="6.215cm" svg:viewBox="0 0 9265 10070" draw:points="0,570 313,285 627,0 9265,9500 8951,9785 8638,10070">
            <text:p/>
          </draw:polygon>
          <draw:polygon draw:style-name="gr3" draw:text-style-name="P2" draw:layer="layout" svg:width="4.829cm" svg:height="4.624cm" svg:x="5.483cm" svg:y="10.16cm" svg:viewBox="0 0 4830 4625" draw:points="0,0 341,0 1146,0 4830,4055 4517,4340 4204,4625">
            <text:p/>
          </draw:polygon>
          <draw:polygon draw:style-name="gr3" draw:text-style-name="P2" draw:layer="layout" svg:width="6.175cm" svg:height="6.124cm" svg:x="3.424cm" svg:y="10.16cm" svg:viewBox="0 0 6176 6125" draw:points="0,0 668,0 1132,0 6176,5555 5863,5840 5550,6125">
            <text:p/>
          </draw:polygon>
        </draw:g>
        <draw:g draw:style-name="gr1">
          <draw:line draw:style-name="gr4" draw:text-style-name="P3" draw:layer="layout" svg:x1="0cm" svg:y1="4.309cm" svg:x2="10.16cm" svg:y2="4.31cm">
            <text:p/>
          </draw:line>
          <draw:line draw:style-name="gr4" draw:text-style-name="P3" draw:layer="layout" svg:x1="0cm" svg:y1="5.852cm" svg:x2="10.16cm" svg:y2="5.853cm">
            <text:p/>
          </draw:line>
        </draw:g>
        <draw:g draw:style-name="gr5">
          <draw:custom-shape draw:style-name="gr6" draw:text-style-name="P4" draw:layer="layout" svg:width="10.16cm" svg:height="0.508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16cm" svg:height="0.508cm" svg:x="0cm" svg:y="9.6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16cm" svg:height="0.508cm" draw:transform="rotate (1.5707963267949) translate (0cm 10.1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16cm" svg:height="0.508cm" draw:transform="rotate (1.5707963267949) translate (9.652cm 10.16cm)">
            <text:p/>
            <draw:enhanced-geometry svg:viewBox="0 0 21600 21600" draw:type="rectangle" draw:enhanced-path="M 0 0 L 21600 0 21600 21600 0 21600 0 0 Z N"/>
          </draw:custom-shape>
        </draw:g>
        <officeooo:annotation svg:x="0cm" svg:y="0cm">
          <dc:date>2025-10-17T20:48:56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tracks_.png”, where _ is the page number.</text:p>
          <text:p/>
          <text:p>Later user process_images.sh</text:p>
        </officeooo:annotation>
      </draw:page>
      <draw:page draw:name="page2" draw:style-name="dp1" draw:master-page-name="Standard">
        <draw:g draw:style-name="gr1">
          <draw:polygon draw:style-name="gr2" draw:text-style-name="P1" draw:layer="layout" svg:width="7.898cm" svg:height="8.569cm" draw:transform="rotate (-3.14159265358979) translate (10.3133788007312cm 14.1048613298647cm)" svg:viewBox="0 0 7899 8570" draw:points="7899,570 7585,285 7272,0 0,8000 313,8285 627,8570">
            <text:p/>
          </draw:polygon>
          <draw:polygon draw:style-name="gr2" draw:text-style-name="P1" draw:layer="layout" svg:width="9.264cm" svg:height="10.069cm" draw:transform="rotate (-3.14159265358979) translate (9.60033775577179cm 14.1049064773007cm)" svg:viewBox="0 0 9265 10070" draw:points="9265,570 8951,285 8638,0 0,9500 313,9785 627,10070">
            <text:p/>
          </draw:polygon>
          <draw:polygon draw:style-name="gr3" draw:text-style-name="P2" draw:layer="layout" svg:width="4.829cm" svg:height="4.624cm" draw:transform="rotate (-3.14159265358979) translate (10.313cm 10.16cm)" svg:viewBox="0 0 4830 4625" draw:points="4830,0 4489,0 3684,0 0,4055 313,4340 626,4625">
            <text:p/>
          </draw:polygon>
          <draw:polygon draw:style-name="gr3" draw:text-style-name="P2" draw:layer="layout" svg:width="6.175cm" svg:height="6.124cm" draw:transform="rotate (-3.14159265358979) translate (9.6cm 10.16cm)" svg:viewBox="0 0 6176 6125" draw:points="6176,0 5508,0 5044,0 0,5555 313,5840 626,6125">
            <text:p/>
          </draw:polygon>
        </draw:g>
        <draw:g draw:style-name="gr1">
          <draw:line draw:style-name="gr4" draw:text-style-name="P3" draw:layer="layout" svg:x1="0cm" svg:y1="16.011cm" svg:x2="10.16cm" svg:y2="16.01cm">
            <text:p/>
          </draw:line>
          <draw:line draw:style-name="gr4" draw:text-style-name="P3" draw:layer="layout" svg:x1="0cm" svg:y1="14.468cm" svg:x2="10.16cm" svg:y2="14.467cm">
            <text:p/>
          </draw:line>
        </draw:g>
        <draw:g draw:style-name="gr5">
          <draw:custom-shape draw:style-name="gr6" draw:text-style-name="P4" draw:layer="layout" svg:width="10.16cm" svg:height="0.508cm" svg:x="0cm" svg:y="19.81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4" draw:layer="layout" svg:width="10.16cm" svg:height="0.508cm" svg:x="0cm" svg:y="10.1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4" draw:layer="layout" svg:width="10.16cm" svg:height="0.508cm" draw:transform="rotate (1.5707963267949) translate (0cm 20.3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4" draw:layer="layout" svg:width="10.16cm" svg:height="0.508cm" draw:transform="rotate (1.5707963267949) translate (9.652cm 20.32cm)">
            <text:p/>
            <draw:enhanced-geometry svg:viewBox="0 0 21600 21600" draw:mirror-vertical="true" draw:type="rectangle" draw:enhanced-path="M 0 0 L 21600 0 21600 21600 0 21600 0 0 Z N"/>
          </draw:custom-shape>
        </draw:g>
        <officeooo:annotation svg:x="0cm" svg:y="0cm">
          <dc:date>2025-10-17T20:48:56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tracks_.png”, where _ is the page number.</text:p>
          <text:p/>
          <text:p>Later user process_images.sh</text:p>
        </officeooo:annotation>
      </draw:page>
      <draw:page draw:name="page3" draw:style-name="dp1" draw:master-page-name="Standard">
        <draw:g draw:style-name="gr1">
          <draw:line draw:style-name="gr7" draw:text-style-name="P3" draw:layer="layout" svg:x1="1.75cm" svg:y1="4.309cm" svg:x2="10.16cm" svg:y2="4.309cm">
            <text:p/>
          </draw:line>
          <draw:line draw:style-name="gr7" draw:text-style-name="P3" draw:layer="layout" svg:x1="3cm" svg:y1="5.853cm" svg:x2="10.161cm" svg:y2="5.853cm">
            <text:p/>
          </draw:line>
          <draw:line draw:style-name="gr8" draw:text-style-name="P3" draw:layer="layout" svg:x1="0cm" svg:y1="4.309cm" svg:x2="0.7cm" svg:y2="4.307cm">
            <text:p/>
          </draw:line>
        </draw:g>
        <draw:g draw:style-name="gr1">
          <draw:line draw:style-name="gr8" draw:text-style-name="P3" draw:layer="layout" svg:x1="0.738cm" svg:y1="4.312cm" svg:x2="9.895cm" svg:y2="14.38cm">
            <text:p/>
          </draw:line>
          <draw:line draw:style-name="gr9" draw:text-style-name="P3" draw:layer="layout" svg:x1="0.053cm" svg:y1="5.841cm" svg:x2="9.287cm" svg:y2="16cm">
            <text:p/>
          </draw:line>
        </draw:g>
        <draw:g draw:style-name="gr5">
          <draw:custom-shape draw:style-name="gr10" draw:text-style-name="P5" draw:layer="layout" svg:width="10.16cm" svg:height="0.508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16cm" svg:height="0.508cm" svg:x="0cm" svg:y="9.65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16cm" svg:height="0.508cm" draw:transform="rotate (1.5707963267949) translate (0cm 10.16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16cm" svg:height="0.508cm" draw:transform="rotate (1.5707963267949) translate (9.652cm 10.16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g draw:style-name="gr1">
          <draw:line draw:style-name="gr11" draw:text-style-name="P3" draw:layer="layout" svg:x1="1.75cm" svg:y1="16.011cm" svg:x2="10.16cm" svg:y2="16.011cm">
            <text:p/>
          </draw:line>
          <draw:line draw:style-name="gr11" draw:text-style-name="P3" draw:layer="layout" svg:x1="3cm" svg:y1="14.467cm" svg:x2="10.161cm" svg:y2="14.467cm">
            <text:p/>
          </draw:line>
          <draw:line draw:style-name="gr12" draw:text-style-name="P3" draw:layer="layout" svg:x1="0cm" svg:y1="16.011cm" svg:x2="0.7cm" svg:y2="16.013cm">
            <text:p/>
          </draw:line>
        </draw:g>
        <draw:g draw:style-name="gr1">
          <draw:line draw:style-name="gr12" draw:text-style-name="P3" draw:layer="layout" svg:x1="0.738cm" svg:y1="16.008cm" svg:x2="9.895cm" svg:y2="5.94cm">
            <text:p/>
          </draw:line>
          <draw:line draw:style-name="gr13" draw:text-style-name="P3" draw:layer="layout" svg:x1="0.053cm" svg:y1="14.479cm" svg:x2="9.287cm" svg:y2="4.32cm">
            <text:p/>
          </draw:line>
        </draw:g>
        <draw:g draw:style-name="gr5">
          <draw:custom-shape draw:style-name="gr14" draw:text-style-name="P5" draw:layer="layout" svg:width="10.16cm" svg:height="0.508cm" svg:x="0cm" svg:y="10.1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0.16cm" svg:height="0.508cm" svg:x="0cm" svg:y="19.81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0.16cm" svg:height="0.508cm" draw:transform="rotate (1.5707963267949) translate (0cm 20.32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0.16cm" svg:height="0.508cm" draw:transform="rotate (1.5707963267949) translate (9.652cm 20.32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custom-shape draw:style-name="gr15" draw:text-style-name="P3" draw:layer="layout" svg:width="14.625cm" svg:height="1.545cm" svg:x="-1.875cm" svg:y="4.30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7T22:22:10.772219407</dc:date>
    <meta:editing-duration>PT6H22M48S</meta:editing-duration>
    <meta:editing-cycles>74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51"/>
  </office:meta>
</office:document-meta>
</file>